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subtitle" style:list-style-name="L1">
      <style:graphic-properties draw:fill-color="#ffffff" draw:auto-grow-height="true" fo:min-height="11.111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subtitle" style:list-style-name="L1">
      <style:graphic-properties draw:fill-color="#ffffff" draw:auto-grow-height="true" fo:min-height="8.382cm"/>
    </style:style>
    <style:style style:name="pr5" style:family="presentation" style:parent-style-name="BrightBlue-subtitle" style:list-style-name="L1">
      <style:graphic-properties draw:fill-color="#ffffff" draw:auto-grow-height="true" fo:min-height="12.251cm"/>
    </style:style>
    <style:style style:name="pr6" style:family="presentation" style:parent-style-name="BrightBlue-subtitle" style:list-style-name="L1">
      <style:graphic-properties draw:fill-color="#ffffff" draw:auto-grow-height="true" fo:min-height="10.661cm"/>
    </style:style>
    <style:style style:name="pr7" style:family="presentation" style:parent-style-name="BrightBlue-subtitle" style:list-style-name="L1">
      <style:graphic-properties draw:fill-color="#ffffff" draw:auto-grow-height="true" fo:min-height="10.471cm"/>
    </style:style>
    <style:style style:name="pr8" style:family="presentation" style:parent-style-name="BrightBlue-subtitle" style:list-style-name="L1">
      <style:graphic-properties draw:fill-color="#ffffff" draw:auto-grow-height="true" fo:min-height="9.576cm"/>
    </style:style>
    <style:style style:name="pr9" style:family="presentation" style:parent-style-name="BrightBlue-subtitle" style:list-style-name="L1">
      <style:graphic-properties draw:fill-color="#ffffff" draw:auto-grow-height="true" fo:min-height="11.479cm"/>
    </style:style>
    <style:style style:name="pr10" style:family="presentation" style:parent-style-name="BrightBlue-subtitle" style:list-style-name="L1">
      <style:graphic-properties draw:fill-color="#ffffff" draw:auto-grow-height="true" fo:min-height="9.276cm"/>
    </style:style>
    <style:style style:name="pr11" style:family="presentation" style:parent-style-name="BrightBlue-subtitle" style:list-style-name="L1">
      <style:graphic-properties draw:fill-color="#ffffff" draw:auto-grow-height="true" fo:min-height="11.171cm"/>
    </style:style>
    <style:style style:name="pr12" style:family="presentation" style:parent-style-name="BrightBlue-subtitle" style:list-style-name="L1">
      <style:graphic-properties draw:fill-color="#ffffff" draw:auto-grow-height="true" fo:min-height="12.797cm"/>
    </style:style>
    <style:style style:name="pr13" style:family="presentation" style:parent-style-name="BrightBlue-subtitle" style:list-style-name="L1">
      <style:graphic-properties draw:fill-color="#ffffff" draw:auto-grow-height="true" fo:min-height="6.985cm"/>
    </style:style>
    <style:style style:name="P1" style:family="paragraph">
      <style:text-properties style:font-name="Open Sans"/>
    </style:style>
    <style:style style:name="P2" style:family="paragraph">
      <style:paragraph-properties fo:margin-left="0cm" fo:margin-right="0cm" fo:margin-top="0.152cm" fo:margin-bottom="0.406cm" fo:text-align="start" fo:text-indent="0cm"/>
    </style:style>
    <style:style style:name="P3" style:family="paragraph">
      <style:paragraph-properties fo:margin-left="0cm" fo:margin-right="0cm" fo:margin-top="0.152cm" fo:margin-bottom="0.102cm" fo:text-align="start" fo:text-indent="0cm"/>
    </style:style>
    <style:style style:name="P4" style:family="paragraph">
      <loext:graphic-properties draw:fill-color="#ffffff"/>
      <style:paragraph-properties fo:margin-left="0cm" fo:margin-right="0cm" fo:margin-top="0.152cm" fo:margin-bottom="0.406cm" fo:text-align="start" fo:text-indent="0cm"/>
      <style:text-properties style:font-name="Open Sans" fo:font-size="15pt" style:font-size-asian="15pt" style:font-size-complex="15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152cm" fo:margin-bottom="0.254cm" fo:text-align="start" fo:text-indent="0cm"/>
    </style:style>
    <style:style style:name="P7" style:family="paragraph">
      <style:paragraph-properties fo:margin-left="0cm" fo:margin-right="0cm" fo:margin-top="0.152cm" fo:margin-bottom="0cm" fo:text-align="start" fo:text-indent="0cm"/>
    </style:style>
    <style:style style:name="P8" style:family="paragraph">
      <loext:graphic-properties draw:fill-color="#ffffff"/>
      <style:paragraph-properties fo:margin-left="0cm" fo:margin-right="0cm" fo:margin-top="0.152cm" fo:margin-bottom="0.254cm" fo:text-align="start" fo:text-indent="0cm"/>
      <style:text-properties style:font-name="Open Sans" fo:font-size="15pt" style:font-size-asian="15pt" style:font-size-complex="15pt"/>
    </style:style>
    <style:style style:name="P9" style:family="paragraph">
      <style:paragraph-properties fo:margin-left="0cm" fo:margin-right="0cm" fo:margin-top="0cm" fo:margin-bottom="0.305cm" fo:text-align="start" fo:text-indent="0cm">
        <style:tab-stops>
          <style:tab-stop style:position="0.305cm"/>
        </style:tab-stops>
      </style:paragraph-properties>
    </style:style>
    <style:style style:name="P10" style:family="paragraph">
      <loext:graphic-properties draw:fill-color="#ffffff"/>
      <style:paragraph-properties fo:margin-left="0cm" fo:margin-right="0cm" fo:margin-top="0.152cm" fo:margin-bottom="0.203cm" fo:text-align="start" fo:text-indent="0cm"/>
      <style:text-properties style:font-name="Open Sans" fo:font-size="15pt" style:font-size-asian="15pt" style:font-size-complex="15pt"/>
    </style:style>
    <style:style style:name="P11" style:family="paragraph">
      <style:paragraph-properties fo:margin-left="0cm" fo:margin-right="0cm" fo:margin-top="0cm" fo:margin-bottom="0.356cm" fo:text-align="start" fo:text-indent="0cm"/>
    </style:style>
    <style:style style:name="P12" style:family="paragraph">
      <loext:graphic-properties draw:fill-color="#ffffff"/>
      <style:paragraph-properties fo:margin-left="0cm" fo:margin-right="0cm" fo:margin-top="0cm" fo:margin-bottom="0.356cm" fo:text-align="start" fo:text-indent="0cm"/>
      <style:text-properties style:font-name="Open Sans" fo:font-size="16pt" style:font-size-asian="16pt" style:font-size-complex="16pt"/>
    </style:style>
    <style:style style:name="P13" style:family="paragraph">
      <style:paragraph-properties fo:margin-left="0cm" fo:margin-right="0cm" fo:margin-top="0cm" fo:margin-bottom="0.305cm" fo:text-align="start" fo:text-indent="0cm"/>
    </style:style>
    <style:style style:name="P14" style:family="paragraph">
      <loext:graphic-properties draw:fill-color="#ffffff"/>
      <style:paragraph-properties fo:margin-left="0cm" fo:margin-right="0cm" fo:margin-top="0cm" fo:margin-bottom="0.305cm" fo:text-align="start" fo:text-indent="0cm"/>
      <style:text-properties style:font-name="Open Sans" fo:font-size="18pt" style:font-size-asian="18pt" style:font-size-complex="18pt"/>
    </style:style>
    <style:style style:name="P15" style:family="paragraph">
      <loext:graphic-properties draw:fill-color="#ffffff"/>
      <style:paragraph-properties fo:margin-left="0cm" fo:margin-right="0cm" fo:margin-top="0cm" fo:margin-bottom="0.305cm" fo:text-align="start" fo:text-indent="0cm">
        <style:tab-stops>
          <style:tab-stop style:position="0.305cm"/>
        </style:tab-stops>
      </style:paragraph-properties>
      <style:text-properties fo:font-size="15pt" style:font-size-asian="15pt" style:font-size-complex="15pt"/>
    </style:style>
    <style:style style:name="P16" style:family="paragraph">
      <style:paragraph-properties fo:margin-left="0cm" fo:margin-right="0cm" fo:margin-top="0cm" fo:margin-bottom="0.152cm" fo:text-align="start" fo:text-indent="0cm">
        <style:tab-stops>
          <style:tab-stop style:position="0.305cm"/>
        </style:tab-stops>
      </style:paragraph-properties>
    </style:style>
    <style:style style:name="P17" style:family="paragraph">
      <loext:graphic-properties draw:fill-color="#ffffff"/>
      <style:paragraph-properties fo:margin-left="0cm" fo:margin-right="0cm" fo:margin-top="0cm" fo:margin-bottom="0.152cm" fo:text-align="start" fo:text-indent="0cm">
        <style:tab-stops>
          <style:tab-stop style:position="0.305cm"/>
        </style:tab-stops>
      </style:paragraph-properties>
      <style:text-properties fo:font-size="16pt" style:font-size-asian="16pt" style:font-size-complex="16pt"/>
    </style:style>
    <style:style style:name="P18" style:family="paragraph">
      <style:paragraph-properties fo:margin-left="0cm" fo:margin-right="0cm" fo:margin-top="0cm" fo:margin-bottom="0.254cm" fo:text-align="start" fo:text-indent="0cm">
        <style:tab-stops>
          <style:tab-stop style:position="0.305cm"/>
        </style:tab-stops>
      </style:paragraph-properties>
    </style:style>
    <style:style style:name="P19" style:family="paragraph">
      <loext:graphic-properties draw:fill-color="#ffffff"/>
      <style:paragraph-properties fo:margin-left="0cm" fo:margin-right="0cm" fo:margin-top="0cm" fo:margin-bottom="0.254cm" fo:text-align="start" fo:text-indent="0cm">
        <style:tab-stops>
          <style:tab-stop style:position="0.305cm"/>
        </style:tab-stops>
      </style:paragraph-properties>
      <style:text-properties style:font-name="Open Sans" fo:font-size="14pt" style:font-size-asian="14pt" style:font-size-complex="14pt"/>
    </style:style>
    <style:style style:name="P20" style:family="paragraph">
      <loext:graphic-properties draw:fill-color="#ffffff"/>
      <style:paragraph-properties fo:margin-left="0cm" fo:margin-right="0cm" fo:margin-top="0cm" fo:margin-bottom="0.305cm" fo:text-align="start" fo:text-indent="0cm">
        <style:tab-stops>
          <style:tab-stop style:position="0.305cm"/>
        </style:tab-stops>
      </style:paragraph-properties>
      <style:text-properties style:font-name="Open Sans" fo:font-size="18pt" style:font-size-asian="18pt" style:font-size-complex="18pt"/>
    </style:style>
    <style:style style:name="P21" style:family="paragraph">
      <style:paragraph-properties fo:margin-left="0cm" fo:margin-right="0cm" fo:margin-top="0.254cm" fo:margin-bottom="0.508cm" fo:text-align="start" fo:text-indent="0cm">
        <style:tab-stops/>
      </style:paragraph-properties>
    </style:style>
    <style:style style:name="P22" style:family="paragraph">
      <loext:graphic-properties draw:fill-color="#ffffff"/>
      <style:paragraph-properties fo:margin-left="0cm" fo:margin-right="0cm" fo:margin-top="0.254cm" fo:margin-bottom="0.508cm" fo:text-align="start" fo:text-indent="0cm">
        <style:tab-stops/>
      </style:paragraph-properties>
      <style:text-properties style:font-name="Open Sans" fo:font-size="16pt" style:font-size-asian="16pt" style:font-size-complex="16pt"/>
    </style:style>
    <style:style style:name="T1" style:family="text">
      <style:text-properties style:font-name="Open Sans"/>
    </style:style>
    <style:style style:name="T2" style:family="text">
      <style:text-properties fo:color="#071136" style:font-name="Open Sans" fo:font-size="18pt" fo:font-weight="bold" style:font-size-asian="18pt" style:font-weight-asian="bold" style:font-size-complex="18pt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font-name="Open Sans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font-name="Open Sans" fo:font-size="14pt" fo:font-style="italic" fo:text-shadow="none" style:text-underline-style="none" fo:font-weight="normal" style:letter-kerning="true" style:font-size-asian="14pt" style:font-style-asian="italic" style:font-size-complex="14pt" style:font-style-complex="italic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Open Sans" fo:font-size="14pt" fo:font-style="italic" fo:text-shadow="none" style:text-underline-style="solid" style:text-underline-width="auto" style:text-underline-color="font-color" fo:font-weight="normal" style:letter-kerning="true" style:font-size-asian="14pt" style:font-style-asian="italic" style:font-size-complex="14pt" style:font-style-complex="italic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Open Sans" fo:font-size="9pt" fo:font-style="normal" fo:text-shadow="none" style:text-underline-style="none" fo:font-weight="normal" style:letter-kerning="true" style:font-size-asian="9pt" style:font-size-complex="9pt" style:text-emphasize="none" style:font-relief="none" style:text-overline-style="none" style:text-overline-color="font-color"/>
    </style:style>
    <style:style style:name="T8" style:family="text">
      <style:text-properties fo:color="#071136" style:font-name="Open Sans" fo:font-size="16pt" fo:font-weight="bold" style:font-size-asian="16pt" style:font-weight-asian="bold" style:font-size-complex="16pt" style:font-weight-complex="bold"/>
    </style:style>
    <style:style style:name="T9" style:family="text">
      <style:text-properties style:use-window-font-color="true" style:text-outline="false" style:text-line-through-style="none" style:text-line-through-type="none" style:font-name="Open Sans" fo:font-size="15pt" fo:font-style="normal" fo:text-shadow="none" style:text-underline-style="none" fo:font-weight="normal" style:letter-kerning="true" style:font-size-asian="15pt" style:font-style-asian="normal" style:font-size-complex="15pt" style:font-style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Open Sans" fo:font-size="15pt" fo:font-style="italic" fo:text-shadow="none" style:text-underline-style="none" fo:font-weight="normal" style:letter-kerning="true" style:font-size-asian="15pt" style:font-style-asian="italic" style:font-size-complex="15pt" style:font-style-complex="italic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Open Sans" fo:font-size="8pt" fo:font-style="normal" fo:text-shadow="none" style:text-underline-style="none" fo:font-weight="normal" style:letter-kerning="true" style:font-size-asian="8pt" style:font-style-asian="normal" style:font-size-complex="8pt" style:font-style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Open Sans" fo:font-size="15pt" fo:font-style="normal" fo:text-shadow="none" style:text-underline-style="none" fo:font-weight="bold" style:letter-kerning="true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71136" style:text-outline="false" style:text-line-through-style="none" style:text-line-through-type="none" style:font-name="Open Sans" fo:font-size="15pt" fo:font-style="normal" fo:text-shadow="none" style:text-underline-style="none" fo:font-weight="bold" style:letter-kerning="true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letter-kerning="true" style:font-size-asian="12pt" style:font-style-asian="normal" style:font-size-complex="12pt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Open Sans" fo:font-size="12pt" fo:font-style="italic" fo:text-shadow="none" style:text-underline-style="none" fo:font-weight="normal" style:letter-kerning="true" style:font-size-asian="12pt" style:font-style-asian="italic" style:font-size-complex="12pt" style:font-style-complex="italic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Open Sans" fo:font-size="12pt" fo:font-style="italic" fo:text-shadow="none" style:text-underline-style="solid" style:text-underline-width="auto" style:text-underline-color="font-color" fo:font-weight="normal" style:letter-kerning="true" style:font-size-asian="12pt" style:font-style-asian="italic" style:font-size-complex="12pt" style:font-style-complex="italic" style:text-emphasize="none" style:font-relief="none" style:text-overline-style="none" style:text-overline-color="font-color"/>
    </style:style>
    <style:style style:name="T17" style:family="text">
      <style:text-properties fo:color="#111111" style:text-outline="false" style:text-line-through-style="none" style:text-line-through-type="none" style:font-name="Open Sans" fo:font-size="15pt" fo:font-style="italic" fo:text-shadow="none" style:text-underline-style="none" fo:font-weight="normal" style:letter-kerning="true" style:font-size-asian="15pt" style:font-style-asian="italic" style:font-size-complex="15pt" style:font-style-complex="italic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Open Sans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Open Sans" fo:font-size="7pt" fo:font-style="normal" fo:text-shadow="none" style:text-underline-style="none" fo:font-weight="normal" style:letter-kerning="true" style:font-size-asian="7pt" style:font-style-asian="normal" style:font-size-complex="7pt" style:font-style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Open Sans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21" style:family="text">
      <style:text-properties style:font-name="Open Sans" fo:font-size="16pt" style:font-size-asian="16pt" style:font-size-complex="16pt"/>
    </style:style>
    <style:style style:name="T22" style:family="text">
      <style:text-properties style:font-name="Open Sans" fo:font-size="18pt" style:font-size-asian="18pt" style:font-size-complex="18pt"/>
    </style:style>
    <style:style style:name="T23" style:family="text">
      <style:text-properties style:use-window-font-color="true" style:text-outline="false" style:text-line-through-style="none" style:text-line-through-type="none" style:font-name="Open Sans" fo:font-size="16pt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24" style:family="text">
      <style:text-properties fo:color="#071136" style:text-outline="false" style:text-line-through-style="none" style:text-line-through-type="none" style:font-name="Open Sans" fo:font-size="16pt" fo:text-shadow="none" style:text-underline-style="none" fo:font-weight="bold" style:letter-kerning="true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style:font-name="Open Sans" fo:font-size="16pt" fo:text-shadow="none" style:text-underline-style="none" fo:font-weight="bold" style:letter-kerning="true" style:font-size-asian="16pt" style:font-weight-asian="bold" style:font-size-complex="16pt" style:font-weight-complex="bold" style:text-emphasize="none" style:font-relief="none" style:text-overline-style="none" style:text-overline-color="font-color"/>
    </style:style>
    <style:style style:name="T26" style:family="text">
      <style:text-properties fo:color="#071136" style:text-outline="false" style:text-line-through-style="none" style:text-line-through-type="none" style:font-name="Open Sans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font-name="Open Sans" fo:font-size="16pt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Open Sans" fo:font-size="16pt" fo:font-weight="normal" style:font-size-asian="16pt" style:font-weight-asian="normal" style:font-size-complex="16pt" style:font-weight-complex="normal"/>
    </style:style>
    <style:style style:name="T29" style:family="text">
      <style:text-properties style:text-outline="false" style:text-line-through-style="none" style:text-line-through-type="none" style:font-name="Ope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71136" style:text-outline="false" style:text-line-through-style="none" style:text-line-through-type="none" style:font-name="Ope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style:text-outline="false" style:text-line-through-style="none" style:text-line-through-type="none" style:font-name="Ope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Open Sans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style:use-window-font-color="true" style:text-outline="false" style:text-line-through-style="none" style:text-line-through-type="none" style:font-name="Open Sans" fo:font-size="16pt" fo:font-style="italic" fo:text-shadow="none" style:text-underline-style="none" fo:font-weight="normal" style:letter-kerning="true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Open Sans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35" style:family="text">
      <style:text-properties style:font-name="Open Sans" fo:font-size="16pt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36" style:family="text">
      <style:text-properties style:use-window-font-color="true" style:text-outline="false" style:text-line-through-style="none" style:text-line-through-type="none" style:font-name="Open Sans" fo:font-size="16pt" fo:font-style="normal" fo:text-shadow="none" style:text-underline-style="none" fo:font-weight="normal" style:letter-kerning="true" style:font-size-asian="16pt" style:font-style-asian="normal" style:font-size-complex="16pt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Open Sans" fo:font-size="16pt" fo:font-style="normal" style:font-size-asian="16pt" style:font-style-asian="normal" style:font-size-complex="16pt" style:font-style-complex="normal"/>
    </style:style>
    <style:style style:name="T38" style:family="text">
      <style:text-properties style:text-outline="false" style:text-line-through-style="none" style:text-line-through-type="none" style:font-name="Open Sans" fo:font-size="16pt" fo:font-style="normal" fo:text-shadow="none" style:text-underline-style="none" style:letter-kerning="true" style:font-size-asian="16pt" style:font-style-asian="normal" style:font-size-complex="16pt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Open Sans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0" style:family="text">
      <style:text-properties style:font-name="Open Sans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1" style:family="text">
      <style:text-properties style:use-window-font-color="true" style:text-outline="false" style:text-line-through-style="none" style:text-line-through-type="none" style:font-name="Open Sans" fo:font-size="16pt" fo:font-style="normal" fo:text-shadow="none" style:text-underline-style="none" style:letter-kerning="true" style:font-size-asian="16pt" style:font-style-asian="normal" style:font-size-complex="16pt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Open Sans" fo:font-size="9pt" fo:font-style="normal" style:font-size-asian="9pt" style:font-style-asian="normal" style:font-size-complex="9pt" style:font-style-complex="normal"/>
    </style:style>
    <style:style style:name="T43" style:family="text">
      <style:text-properties fo:color="#000000" style:text-outline="false" style:text-line-through-style="none" style:text-line-through-type="none" style:font-name="Ope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71136" style:text-outline="false" style:text-line-through-style="none" style:text-line-through-type="none" style:font-name="Open Sans" fo:font-size="16pt" fo:font-style="normal" fo:text-shadow="none" style:text-underline-style="none" fo:font-weight="normal" style:letter-kerning="true" style:font-size-asian="16pt" style:font-style-asian="normal" style:font-size-complex="16pt" style:font-style-complex="normal" style:text-emphasize="none" style:font-relief="none" style:text-overline-style="none" style:text-overline-color="font-color"/>
    </style:style>
    <style:style style:name="T45" style:family="text">
      <style:text-properties fo:color="#071136" style:font-name="Open Sans" fo:font-size="14pt" fo:font-weight="bold" style:font-size-asian="14pt" style:font-weight-asian="bold" style:font-size-complex="14pt" style:font-weight-complex="bold"/>
    </style:style>
    <style:style style:name="T46" style:family="text">
      <style:text-properties fo:color="#071136" style:font-name="Open San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7" style:family="text"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style:letter-kerning="true" style:font-size-asian="14pt" style:font-style-asian="normal" style:font-size-complex="14pt" style:font-style-complex="normal" style:text-emphasize="none" style:font-relief="none" style:text-overline-style="none" style:text-overline-color="font-color"/>
    </style:style>
    <style:style style:name="T49" style:family="text">
      <style:text-properties fo:color="#071136" style:text-outline="false" style:text-line-through-style="none" style:text-line-through-type="none" style:font-name="Open Sans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style:use-window-font-color="true" style:text-outline="false" style:text-line-through-style="none" style:text-line-through-type="none" style:font-name="Open Sans" fo:font-size="14pt" fo:font-style="italic" fo:text-shadow="none" style:text-underline-style="none" fo:font-weight="normal" style:letter-kerning="true" style:font-size-asian="14pt" style:font-style-asian="italic" style:font-weight-asian="norm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52" style:family="text">
      <style:text-properties style:use-window-font-color="true" style:text-outline="false" style:text-line-through-style="none" style:text-line-through-type="none" style:font-name="Open Sans" fo:font-size="14pt" fo:font-style="normal" fo:text-shadow="none" style:text-underline-style="none" fo:font-weight="normal" style:letter-kerning="true" style:font-size-asian="14pt" style:font-style-asian="normal" style:font-size-complex="14pt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Open Sans" fo:font-size="14pt" fo:font-style="normal" style:font-size-asian="14pt" style:font-style-asian="normal" style:font-size-complex="14pt" style:font-style-complex="normal"/>
    </style:style>
    <style:style style:name="T54" style:family="text">
      <style:text-properties fo:color="#071136" style:font-name="Ope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style:font-name="Open Sans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6" style:family="text">
      <style:text-properties style:font-name="Open Sans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Liskov Substitution Principle</text:span></text:p>
          </draw:text-box>
        </draw:frame>
        <draw:frame presentation:style-name="pr2" draw:text-style-name="P4" draw:layer="layout" svg:width="25.908cm" svg:height="11.111cm" svg:x="1.524cm" svg:y="4.061cm" presentation:class="subtitle" presentation:user-transformed="true">
          <draw:text-box>
            <text:p text:style-name="P2"><text:span text:style-name="T2">Basic idea</text:span></text:p>
            <text:p text:style-name="P2"><text:span text:style-name="T3">Subtypes must be substitutable for their base types.</text:span></text:p>
            <text:p text:style-name="P2"><text:span text:style-name="T4">“</text:span><text:span text:style-name="T5">What is wanted here is something like the following substitution property: If for each object o1 of type S there is an object o2 of type T such that for all programs P defined in terms of T, </text:span><text:span text:style-name="T6">the behavior of P is unchanged </text:span><text:span text:style-name="T5">when o1 is substituted for o2 then S is a subtype of T.</text:span><text:span text:style-name="T4">”*</text:span></text:p>
            <text:p text:style-name="P2"><text:span text:style-name="T5">“</text:span><text:span text:style-name="T5">If S is a subtype of T, then objects of type T may be </text:span><text:span text:style-name="T6">replaced</text:span><text:span text:style-name="T5"> with objects of type S </text:span><text:span text:style-name="T6">without altering any of the desirable properties of the program</text:span><text:span text:style-name="T5">.”**</text:span></text:p>
            <text:p text:style-name="P2"><text:span text:style-name="T5">“</text:span><text:span text:style-name="T5">If S is a subtype of T, then any term of type S can be </text:span><text:span text:style-name="T6">safely used</text:span><text:span text:style-name="T5"> in a context where a term of type T is expected.”***</text:span></text:p>
            <text:p text:style-name="P2"><text:span text:style-name="T3">Essentially, whatever we can do to a base class, we should be able to do the same to its sub-classes without breaking the program (incorrect behavior, invalid states, unexpected exceptions, crashes, etc.) </text:span></text:p>
            <text:p text:style-name="P3"><text:span text:style-name="T7">* <text:s text:c="4"/>Barbara Liskov, (May 1988), "Keynote address - data abstraction and hierarchy", ACM SIGPLAN Notices</text:span></text:p>
            <text:p text:style-name="P3"><text:span text:style-name="T7">** <text:s text:c="2"/></text:span><text:span text:style-name="T7"><text:a xlink:href="https://en.wikipedia.org/wiki/Liskov_substitution_principle" xlink:type="simple">https://en.wikipedia.org/wiki/Liskov_substitution_principle</text:a></text:span></text:p>
            <text:p text:style-name="P3"><text:span text:style-name="T7">*** </text:span><text:span text:style-name="T7"><text:a xlink:href="https://en.wikipedia.org/wiki/Subtyping" xlink:type="simple">https://en.wikipedia.org/wiki/Subtyping</text:a></text:span><text:span text:style-name="T7"><text:s/>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Liskov Substitution Principle</text:span></text:p>
          </draw:text-box>
        </draw:frame>
        <draw:frame presentation:style-name="pr4" draw:text-style-name="P8" draw:layer="layout" svg:width="25.908cm" svg:height="8.382cm" svg:x="1.497cm" svg:y="4.064cm" presentation:class="subtitle" presentation:user-transformed="true">
          <draw:text-box>
            <text:p text:style-name="P6"><text:span text:style-name="T8">Basic terminology</text:span></text:p>
            <text:p text:style-name="P6"><text:span text:style-name="T3">Distinguish between</text:span></text:p>
            <text:list text:style-name="L1">
              <text:list-item>
                <text:p text:style-name="P6"><text:span text:style-name="T9"><text:s text:c="2"/></text:span><text:span text:style-name="T10">Nominal subtyping</text:span><text:span text:style-name="T3"> where we declare class and name explicitly as a subtype other class.* For example, one class may inherit from another class, be explicitly or implicitly convertible to other class</text:span></text:p>
              </text:list-item>
              <text:list-item>
                <text:p text:style-name="P6"><text:span text:style-name="T3"><text:s text:c="2"/></text:span><text:span text:style-name="T10">Structural subtyping </text:span><text:span text:style-name="T9">where</text:span><text:span text:style-name="T3"> we rely on the structure of a class and look if it declares the same properties and methods as other class (duck typing).* For example, one class can handle the same operations as other class even without inheritance and be used in the same cases</text:span></text:p>
              </text:list-item>
            </text:list>
            <text:p text:style-name="P7"><text:span text:style-name="T11">* <text:s text:c="4"/></text:span><text:span text:style-name="T11"><text:a xlink:href="https://en.wikipedia.org/wiki/Nominal_type_system" xlink:type="simple">https://en.wikipedia.org/wiki/Nominal_type_system</text:a></text:span></text:p>
            <text:p text:style-name="P7"><text:span text:style-name="T11">** <text:s text:c="2"/></text:span><text:span text:style-name="T11"><text:a xlink:href="https://en.wikipedia.org/wiki/Structural_type_system" xlink:type="simple">https://en.wikipedia.org/wiki/Structural_type_system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Liskov Substitution Principle</text:span></text:p>
          </draw:text-box>
        </draw:frame>
        <draw:frame presentation:style-name="pr5" draw:text-style-name="P10" draw:layer="layout" svg:width="25.908cm" svg:height="12.251cm" svg:x="1.497cm" svg:y="3.38cm" presentation:class="subtitle" presentation:user-transformed="true">
          <draw:text-box>
            <text:p text:style-name="P6"><text:span text:style-name="T8">Basic terminology</text:span></text:p>
            <text:p text:style-name="P9"><text:span text:style-name="T9">In OOP inheritance is often expressed as</text:span><text:span text:style-name="T12"> </text:span><text:span text:style-name="T13"><text:a xlink:href="https://en.wikipedia.org/wiki/Is-a" xlink:type="simple">Is-a relationship</text:a></text:span></text:p>
            <text:p text:style-name="P6"><text:span text:style-name="T14">“… </text:span><text:span text:style-name="T15">relationship between abstractions (e.g. types, classes), wherein one class A is a subclass of another class B (and so B is a superclass of A). In other words, type A is a subtype of type B </text:span><text:span text:style-name="T16">when A's specification implies B's specification</text:span><text:span text:style-name="T15">. That is, any object (or class) that satisfies A's specification also satisfies B's specification, because B's specification is weaker.</text:span><text:span text:style-name="T14">”</text:span></text:p>
            <text:p text:style-name="P6"><text:span text:style-name="T9">For example, if we have a base class </text:span><text:span text:style-name="T17">Animal</text:span><text:span text:style-name="T9"> and its subclass </text:span><text:span text:style-name="T10">Dog</text:span><text:span text:style-name="T9">, we may say that they have Is-a relationship. </text:span><text:span text:style-name="T18">However, for LSP we must also consider </text:span><text:span text:style-name="T18"><text:a xlink:href="https://en.wikipedia.org/wiki/Behavioral_subtyping" xlink:type="simple">behavioral subtyping</text:a></text:span></text:p>
            <text:p text:style-name="P6"><text:span text:style-name="T15">“</text:span><text:span text:style-name="T15">Subclasses should </text:span><text:span text:style-name="T16">satisfy the expectations of clients accessing subclass objects through references of super-class type</text:span><text:span text:style-name="T15">, not just as regards syntactic safety (such as absence of "method-not-found" errors) but also as regards </text:span><text:span text:style-name="T16">behavioral correctness.</text:span><text:span text:style-name="T15">”*</text:span></text:p>
            <text:p text:style-name="P6"><text:span text:style-name="T9">Thus, a hierarchy of classes that appears to have proper Is-a relationship may still violate LSP if the implemented behavior of classes becomes inconsistent. So subtyping and inheritance are independent relationships, type S can be a subtype T even without inheritance and vice versa.</text:span></text:p>
            <text:p text:style-name="P7"><text:span text:style-name="T19">* <text:s text:c="4"/></text:span><text:span text:style-name="T19"><text:a xlink:href="https://en.wikipedia.org/wiki/Nominal_type_system" xlink:type="simple">https://en.wikipedia.org/wiki/Nominal_type_system</text:a></text:span></text:p>
            <text:p text:style-name="P7"><text:span text:style-name="T19">** <text:s text:c="2"/></text:span><text:span text:style-name="T19"><text:a xlink:href="https://en.wikipedia.org/wiki/Structural_type_system" xlink:type="simple">https://en.wikipedia.org/wiki/Structural_type_system</text:a></text:span></text:p>
            <text:p text:style-name="P7"><text:span text:style-name="T19">*** https://en.wikipedia.org/wiki/Behavioral_subtyping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Liskov Substitution Principle</text:span></text:p>
          </draw:text-box>
        </draw:frame>
        <draw:frame presentation:style-name="pr6" draw:text-style-name="P12" draw:layer="layout" svg:width="24.946cm" svg:height="10.661cm" svg:x="1.524cm" svg:y="4.129cm" presentation:class="subtitle" presentation:user-transformed="true">
          <draw:text-box>
            <text:p text:style-name="P11"><text:span text:style-name="T2">Violating the Principle</text:span></text:p>
            <text:p text:style-name="P11"><text:span text:style-name="T20">LSP is violated when we replace one object with an object of its subtype and then the program starts to misbehave (for example, unexpected </text:span><text:span text:style-name="T21">exception, output or side effect, broken invariant, unmet precondition or postcondition).</text:span></text:p>
            <text:p text:style-name="P11"><text:span text:style-name="T20">The following, but not limited to, might be a sign of </text:span><text:span text:style-name="T21">LSP violation</text:span></text:p>
            <text:list text:style-name="L1">
              <text:list-item>
                <text:p text:style-name="P11"><text:span text:style-name="T21"><text:s text:c="2"/></text:span><text:span text:style-name="T21">Run-time type checking (e.g. using dynamic_cast, typeid, type_info) as conditions in if/else statements</text:span></text:p>
              </text:list-item>
              <text:list-item>
                <text:p text:style-name="P11"><text:span text:style-name="T21"><text:s text:c="2"/></text:span><text:span text:style-name="T21">When adding a sub-class causes changes to the base class </text:span></text:p>
              </text:list-item>
              <text:list-item>
                <text:p text:style-name="P11"><text:span text:style-name="T21"><text:s text:c="2"/></text:span><text:span text:style-name="T21">When a method in sub-class is degenerate (empty) and does nothing</text:span></text:p>
              </text:list-item>
            </text:list>
            <text:p text:style-name="P11"><text:span text:style-name="T20">When a class doesn’t confirm to LSP, it may also lead to </text:span><text:span text:style-name="T21">OCP violation (if, for example, client code uses checks for specific types and then new types are added).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draw:frame presentation:style-name="pr1" draw:text-style-name="P1" draw:layer="layout" svg:width="19.5cm" svg:height="2.6cm" svg:x="1.4cm" svg:y="0.6cm" presentation:class="title">
          <draw:text-box>
            <text:p><text:span text:style-name="T1">Liskov Substitution Principle</text:span></text:p>
          </draw:text-box>
        </draw:frame>
        <draw:frame presentation:style-name="pr7" draw:text-style-name="P14" draw:layer="layout" svg:width="24.438cm" svg:height="10.471cm" svg:x="1.47cm" svg:y="4.216cm" presentation:class="subtitle" presentation:user-transformed="true">
          <draw:text-box>
            <text:p text:style-name="P13"><text:span text:style-name="T2">Complying with the principle</text:span></text:p>
            <text:p text:style-name="P9"><text:span text:style-name="T22">When classes conform to LSP, where we use a base class reference or pointer, we may pass objects of any sub-class without</text:span></text:p>
            <text:list text:style-name="L1">
              <text:list-item>
                <text:p text:style-name="P9"><text:span text:style-name="T22"><text:s text:c="2"/></text:span><text:span text:style-name="T22">Changing any of base classes code</text:span></text:p>
              </text:list-item>
              <text:list-item>
                <text:p text:style-name="P9"><text:span text:style-name="T22"><text:s text:c="2"/></text:span><text:span text:style-name="T22">Changing any code that makes use of such classes via a base class reference or pointer</text:span></text:p>
              </text:list-item>
              <text:list-item>
                <text:p text:style-name="P9"><text:span text:style-name="T22"><text:s text:c="2"/></text:span><text:span text:style-name="T22">Getting unexpected behavior in the application</text:span></text:p>
              </text:list-item>
              <text:list-item>
                <text:p text:style-name="P9"><text:span text:style-name="T22"><text:s text:c="2"/></text:span><text:span text:style-name="T22">Introducing needless if/else statements and hacks only for certain types</text:span></text:p>
              </text:list-item>
              <text:list-item>
                <text:p text:style-name="P13"><text:span text:style-name="T22"><text:s text:c="2"/></text:span><text:span text:style-name="T22">Breaking OCP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Liskov Substitution Principle</text:span></text:p>
          </draw:text-box>
        </draw:frame>
        <draw:frame presentation:style-name="pr8" draw:text-style-name="P15" draw:layer="layout" svg:width="25.488cm" svg:height="9.576cm" svg:x="1.436cm" svg:y="3.556cm" presentation:class="subtitle" presentation:user-transformed="true">
          <draw:text-box>
            <text:p text:style-name="P9"><text:span text:style-name="T2">How to comply (part 1)</text:span></text:p>
            <text:p text:style-name="P9"><text:span text:style-name="T23">Define type hierarchies with </text:span><text:span text:style-name="T24">proper </text:span><text:span text:style-name="T24"><text:a xlink:href="https://en.wikipedia.org/wiki/Is-a" xlink:type="simple">Is-a relationship</text:a></text:span><text:span text:style-name="T24"><text:s/></text:span><text:span text:style-name="T23">where</text:span><text:span text:style-name="T25"> </text:span><text:span text:style-name="T23">base classes have </text:span><text:span text:style-name="T26">properties and methods common to all sub-classes</text:span><text:span text:style-name="T27">. Otherwise extract base classes with properties and methods specific only to some of the sub-classes and/or put them on another level in the </text:span><text:span text:style-name="T28">hierarchy.</text:span></text:p>
            <text:p text:style-name="P9"><text:span text:style-name="T29">Consider also</text:span><text:span text:style-name="T30"> </text:span><text:span text:style-name="T26"><text:a xlink:href="https://en.wikipedia.org/wiki/Behavioral_subtyping" xlink:type="simple">behavioral subtyping</text:a></text:span><text:span text:style-name="T26"><text:s/></text:span><text:span text:style-name="T31">and </text:span><text:span text:style-name="T26">view classes in terms of their use cases</text:span><text:span text:style-name="T31">, knowing their clients and the behavior that those clients depend on</text:span><text:span text:style-name="T32">. </text:span></text:p>
            <text:p text:style-name="P9"><text:span text:style-name="T33">In other words, we do not only care if Dog is a subclass of Animal, but also if Dog (and </text:span><text:span text:style-name="T34">its implementation) will behave as Animal in all its use cases in the application.</text:span></text:p>
            <text:p text:style-name="P9"><text:span text:style-name="T26">Tests</text:span><text:span text:style-name="T31"> should cover such use cases and guard that LSP is not violated.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Liskov Substitution Principle</text:span></text:p>
          </draw:text-box>
        </draw:frame>
        <draw:frame presentation:style-name="pr9" draw:text-style-name="P17" draw:layer="layout" svg:width="25.2cm" svg:height="11.479cm" svg:x="1.4cm" svg:y="3.507cm" presentation:class="subtitle" presentation:user-transformed="true">
          <draw:text-box>
            <text:p text:style-name="P16"><text:span text:style-name="T2">How to comply (part 2)</text:span></text:p>
            <text:p text:style-name="P16"><text:span text:style-name="T35">Design by contract*</text:span></text:p>
            <text:list text:style-name="L1">
              <text:list-item>
                <text:p text:style-name="P16"><text:span text:style-name="T29"><text:s text:c="2"/></text:span><text:span text:style-name="T26">Invariant –</text:span><text:span text:style-name="T36"> something that must be true during the life of a valid object and methods must preserve it (e.g., a data member </text:span><text:span text:style-name="T37">pointer isn’t null or data member size variable equals the number of elements).</text:span></text:p>
              </text:list-item>
              <text:list-item>
                <text:p text:style-name="P16"><text:span text:style-name="T38"><text:s text:c="2"/></text:span><text:span text:style-name="T26">Precondition –</text:span><text:span text:style-name="T31"> something that must be true </text:span><text:span text:style-name="T39">immediately before execution</text:span><text:span text:style-name="T40"> </text:span><text:span text:style-name="T37">(e.g., denominator is not 0 for division, not used port for socket binding, passed pointer is not null), input correctness obligation is on a caller</text:span></text:p>
              </text:list-item>
              <text:list-item>
                <text:p text:style-name="P16"><text:span text:style-name="T41"><text:s text:c="2"/></text:span><text:span text:style-name="T26">Postcondition –</text:span><text:span text:style-name="T39"> something that must be true immediately after execution</text:span><text:span text:style-name="T37"> (e.g., all members are initialized and in valid state after constructor completes, returned index for string is within the boundary), output correctness obligation is on the implementation</text:span></text:p>
              </text:list-item>
            </text:list>
            <text:p text:style-name="P16"><text:span text:style-name="T37">The above can be implicit or explicit (comments, asserts, tests, etc.).</text:span></text:p>
            <text:p text:style-name="P16"><text:span text:style-name="T42">* </text:span><text:span text:style-name="T42"><text:a xlink:href="https://en.wikipedia.org/wiki/Design_by_contract" xlink:type="simple">https://en.wikipedia.org/wiki/Design_by_contract</text:a></text:span>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Liskov Substitution Principle</text:span></text:p>
          </draw:text-box>
        </draw:frame>
        <draw:frame presentation:style-name="pr10" draw:text-style-name="P17" draw:layer="layout" svg:width="25.2cm" svg:height="9.276cm" svg:x="1.4cm" svg:y="3.678cm" presentation:class="subtitle" presentation:user-transformed="true">
          <draw:text-box>
            <text:p text:style-name="P16"><text:span text:style-name="T2">How to comply (part 3)</text:span></text:p>
            <text:p text:style-name="P16"><text:span text:style-name="T32">Design by contract</text:span></text:p>
            <text:list text:style-name="L1">
              <text:list-item>
                <text:p text:style-name="P16"><text:span text:style-name="T38"><text:s text:c="2"/></text:span><text:span text:style-name="T38">Subclasses can only state </text:span><text:span text:style-name="T26">equal or weaker preconditions</text:span><text:span text:style-name="T43"> (for example, base class function expects a positive number while its sub-class function expects a positive, negative or zero number)</text:span></text:p>
              </text:list-item>
              <text:list-item>
                <text:p text:style-name="P16"><text:span text:style-name="T26"><text:s text:c="2"/></text:span><text:span text:style-name="T43">Subclasses can only state</text:span><text:span text:style-name="T26"> equal or stronger postconditions </text:span><text:span text:style-name="T43">(for example, base class function returns a positive, negative or zero number while its sub-class function returns only a positive number)</text:span></text:p>
              </text:list-item>
              <text:list-item>
                <text:p text:style-name="P16"><text:span text:style-name="T38"><text:s text:c="2"/></text:span><text:span text:style-name="T38">Subclasses must </text:span><text:span text:style-name="T26">conform</text:span><text:span text:style-name="T38"> to all </text:span><text:span text:style-name="T26">invariants of base classes</text:span><text:span text:style-name="T44">.</text:span></text:p>
              </text:list-item>
            </text:list>
            <text:p text:style-name="P16"><text:span text:style-name="T42"/>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Liskov Substitution Principle</text:span></text:p>
          </draw:text-box>
        </draw:frame>
        <draw:frame presentation:style-name="pr11" draw:text-style-name="P19" draw:layer="layout" svg:width="25.908cm" svg:height="11.171cm" svg:x="1.228cm" svg:y="3.556cm" presentation:class="subtitle" presentation:user-transformed="true">
          <draw:text-box>
            <text:p text:style-name="P18"><text:span text:style-name="T8">How to comply (part 4)</text:span></text:p>
            <text:p text:style-name="P18"><text:span text:style-name="T45">State and verify contracts</text:span></text:p>
            <text:p text:style-name="P18"><text:span text:style-name="T46">1) Run time</text:span></text:p>
            <text:p text:style-name="P18"><text:span text:style-name="T47">Use</text:span><text:span text:style-name="T48"> </text:span><text:span text:style-name="T49">assert</text:span><text:span text:style-name="T50"> </text:span><text:span text:style-name="T47">to check invariants, preconditions and postconditions, which can be disabled with </text:span><text:span text:style-name="T51">#define NDEBUG</text:span><text:span text:style-name="T47">.</text:span><text:span text:style-name="T50"> </text:span><text:span text:style-name="T47">It’s also recommended to use</text:span><text:span text:style-name="T50"> </text:span><text:span text:style-name="T49"><text:a xlink:href="http://isocpp.github.io/CppCoreGuidelines/CppCoreGuidelines#SS-assertions" xlink:type="simple">GSL’s assertions</text:a></text:span><text:span text:style-name="T50"><text:s/></text:span><text:span text:style-name="T47">(</text:span><text:span text:style-name="T49">Expects</text:span><text:span text:style-name="T47"> and </text:span><text:span text:style-name="T49">Ensures</text:span><text:span text:style-name="T47">) - </text:span><text:span text:style-name="T47"><text:a xlink:href="https://github.com/microsoft/GSL" xlink:type="simple">https://github.com/microsoft/GSL</text:a></text:span><text:span text:style-name="T47"><text:s/></text:span></text:p>
            <text:p text:style-name="P18"><text:span text:style-name="T52">As of 2021 C++ has no special syntax for preconditions and postconditions verification (</text:span><text:span text:style-name="T53"><text:a xlink:href="https://www.modernescpp.com/index.php/c-core-guidelines-a-detour-to-contracts" xlink:type="simple">C++20 Contracts</text:a></text:span><text:span text:style-name="T53">, basically function annotations that check input and output at run time, were </text:span><text:span text:style-name="T53"><text:a xlink:href="https://www.reddit.com/r/cpp/comments/cmk7ek/what_happened_to_c20_contracts/" xlink:type="simple">postponed</text:a></text:span><text:span text:style-name="T53">) </text:span></text:p>
            <text:p text:style-name="P18"><text:span text:style-name="T46">2) Compile time</text:span></text:p>
            <text:p text:style-name="P18"><text:span text:style-name="T53">Use </text:span><text:span text:style-name="T54">static_assert, </text:span><text:span text:style-name="T54"><text:a xlink:href="https://en.cppreference.com/w/cpp/header/type_traits" xlink:type="simple">type_traits</text:a></text:span><text:span text:style-name="T54">, </text:span><text:span text:style-name="T54"><text:a xlink:href="https://en.wikipedia.org/wiki/Substitution_failure_is_not_an_error" xlink:type="simple">SFINE</text:a></text:span><text:span text:style-name="T54">, </text:span><text:span text:style-name="T54"><text:a xlink:href="https://en.cppreference.com/w/cpp/language/constraints" xlink:type="simple">constraints and concepts</text:a></text:span><text:span text:style-name="T53"><text:s/>(since C++20) to select the most appropriate function overloads and template specializations. In other words, at compile time we check if a template parameter meets the established constraints, for example, subclass of other type, comparable, hashable, etc. <text:s text:c="2"/></text:span></text:p>
            <text:p text:style-name="P18"><text:span text:style-name="T54">3) Tests!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<text:span text:style-name="T1">Liskov Substitution Principle</text:span></text:p>
          </draw:text-box>
        </draw:frame>
        <draw:frame presentation:style-name="pr12" draw:text-style-name="P20" draw:layer="layout" svg:width="25.612cm" svg:height="12.797cm" svg:x="1.524cm" svg:y="3.536cm" presentation:class="subtitle" presentation:user-transformed="true">
          <draw:text-box>
            <text:p text:style-name="P9"><text:span text:style-name="T2">How to comply (part 5)</text:span></text:p>
            <text:p text:style-name="P9"><text:span text:style-name="T28">Proper error handling may help find violations of LSP.</text:span></text:p>
            <text:p text:style-name="P9"><text:span text:style-name="T28">Some of the C++ Core Guidelines: </text:span></text:p>
            <text:list text:style-name="L1">
              <text:list-item>
                <text:p text:style-name="P9"><text:span text:style-name="T39"><text:s text:c="2"/></text:span><text:span text:style-name="T39"><text:a xlink:href="https://github.com/isocpp/CppCoreGuidelines/blob/master/CppCoreGuidelines.md#Re-design-invariants" xlink:type="simple">E.4: Design your error-handling strategy around invariants</text:a></text:span></text:p>
              </text:list-item>
              <text:list-item>
                <text:p text:style-name="P9"><text:span text:style-name="T39"><text:s text:c="2"/></text:span><text:span text:style-name="T39"><text:a xlink:href="https://github.com/isocpp/CppCoreGuidelines/blob/master/CppCoreGuidelines.md#Re-invariant" xlink:type="simple">E.5: Let a constructor establish an invariant, and throw if it cannot</text:a></text:span></text:p>
              </text:list-item>
              <text:list-item>
                <text:p text:style-name="P9"><text:span text:style-name="T39"><text:s text:c="2"/></text:span><text:span text:style-name="T39"><text:a xlink:href="https://github.com/isocpp/CppCoreGuidelines/blob/master/CppCoreGuidelines.md#Re-precondition" xlink:type="simple">E.7: State your preconditions</text:a></text:span></text:p>
              </text:list-item>
              <text:list-item>
                <text:p text:style-name="P9"><text:span text:style-name="T39"><text:s text:c="2"/></text:span><text:span text:style-name="T39"><text:a xlink:href="https://github.com/isocpp/CppCoreGuidelines/blob/master/CppCoreGuidelines.md#Re-postcondition" xlink:type="simple">E.8: State your postconditions</text:a></text:span></text:p>
              </text:list-item>
            </text:list>
            <text:p text:style-name="P9"><text:span text:style-name="T39">More about error handling could be found at </text:span><text:span text:style-name="T39"><text:a xlink:href="https://www.udemy.com/course/cpp-in-detail-exceptions/" xlink:type="simple">https://www.udemy.com/course/cpp-in-detail-exceptions/</text:a></text:span></text:p>
            <text:p text:style-name="P9"><text:span text:style-name="T55"/></text:p>
            <text:p text:style-name="P9"><text:span text:style-name="T56"/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<text:span text:style-name="T1">Liskov Substitution Principle</text:span></text:p>
          </draw:text-box>
        </draw:frame>
        <draw:frame presentation:style-name="pr13" draw:text-style-name="P22" draw:layer="layout" svg:width="23.791cm" svg:height="6.985cm" svg:x="1.355cm" svg:y="4.382cm" presentation:class="subtitle" presentation:user-transformed="true">
          <draw:text-box>
            <text:p text:style-name="P21"><text:span text:style-name="T2">Nota bene</text:span></text:p>
            <text:p text:style-name="P21"><text:span text:style-name="T28">Requirements tend to change and sometimes we may have to touch base </text:span><text:span text:style-name="T28">classes and change hierarchies. In such situations, often in hurry, we </text:span><text:span text:style-name="T28">should be careful not to violate LSP.</text:span></text:p>
            <text:p text:style-name="P21"><text:span text:style-name="T28">Inheritance and polymorphism are not always the right approach. Check </text:span><text:span text:style-name="T28">whether your LSP problems are not due to excessive abstractions.</text:span></text:p>
            <text:p text:style-name="P21"><text:span text:style-name="T21"/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6T12:30:01.827805780</meta:creation-date>
    <meta:editing-duration>PT11H50M44S</meta:editing-duration>
    <meta:editing-cycles>217</meta:editing-cycles>
    <meta:generator>LibreOffice/6.0.7.3$Linux_X86_64 LibreOffice_project/00m0$Build-3</meta:generator>
    <dc:title>Bright Blue</dc:title>
    <dc:date>2021-01-09T15:54:38.162786023</dc:date>
    <meta:document-statistic meta:object-count="66"/>
  </office:meta>
</office:document-meta>
</file>